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22.65cm" fo:min-width="15.6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textarea-horizontal-align="justify" draw:textarea-vertical-align="middle" draw:auto-grow-height="false" fo:min-height="4.15cm" fo:min-width="3.7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8.2cm"/>
    </style:style>
    <style:style style:name="gr5" style:family="graphic" style:parent-style-name="standard">
      <style:graphic-properties draw:textarea-horizontal-align="justify" draw:textarea-vertical-align="middle" draw:auto-grow-height="false" fo:min-height="15.25cm" fo:min-width="13.7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fill-color="#00cccc" draw:textarea-horizontal-align="justify" draw:textarea-vertical-align="middle" draw:auto-grow-height="false" fo:min-height="1.25cm" fo:min-width="12.1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1.25cm" fo:min-width="13.2cm"/>
    </style:style>
    <style:style style:name="P1" style:family="paragraph">
      <loext:graphic-properties draw:fill-color="#66cc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cccc"/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1cm" svg:height="22.9cm" svg:x="2.4cm" svg:y="3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4cm" svg:height="1.673cm" svg:x="2.8cm" svg:y="4.227cm">
          <draw:text-box>
            <text:p text:style-name="P2">testbench_count32.sv / testbench_memcpy46.sv</text:p>
          </draw:text-box>
        </draw:frame>
        <draw:custom-shape draw:style-name="gr3" draw:text-style-name="P2" draw:layer="layout" svg:width="4.2cm" svg:height="4.4cm" svg:x="3.3cm" svg:y="21.6cm">
          <text:p text:style-name="P2">memory.sv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7cm" svg:height="1.8cm" svg:x="8.8cm" svg:y="21.6cm">
          <text:p text:style-name="P2">reset generatio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7cm" svg:height="1.8cm" svg:x="8.8cm" svg:y="24.2cm">
          <text:p text:style-name="P2">clock genera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2cm" svg:height="15.5cm" svg:x="3.3cm" svg:y="5.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3.2cm" svg:height="1.3cm" svg:x="4cm" svg:y="5.8cm">
          <draw:text-box>
            <text:p>cpu.v</text:p>
          </draw:text-box>
        </draw:frame>
        <draw:custom-shape draw:style-name="gr7" draw:text-style-name="P5" draw:layer="layout" svg:width="12.6cm" svg:height="1.5cm" svg:x="4.1cm" svg:y="7cm">
          <text:p text:style-name="P2">Instruction_Fetch_v2.v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2.6cm" svg:height="1.5cm" svg:x="4.1cm" svg:y="7cm">
          <text:p text:style-name="P2">Instruction_Fetch_v2.v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2.6cm" svg:height="1.5cm" svg:x="4.1cm" svg:y="10.4cm">
          <text:p text:style-name="P2">ALU_VARIABLE.v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2.6cm" svg:height="1.5cm" svg:x="4.1cm" svg:y="8.7cm">
          <text:p text:style-name="P2">irdec.v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2.6cm" svg:height="1.5cm" svg:x="4.1cm" svg:y="12.1cm">
          <text:p text:style-name="P2">register_file_v2.v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2.6cm" svg:height="1.5cm" svg:x="4.1cm" svg:y="13.8cm">
          <text:p text:style-name="P2">memory_interface_simple.v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3.7cm" svg:height="1.5cm" svg:x="3.5cm" svg:y="19.2cm">
          <text:p text:style-name="P2">instructionfetch memory access logic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3.7cm" svg:height="1.5cm" svg:x="3.5cm" svg:y="17.5cm">
          <text:p text:style-name="P2">flag updater logic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3.7cm" svg:height="1.5cm" svg:x="3.5cm" svg:y="15.8cm">
          <text:p text:style-name="P2">operator modification logi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5:54:04.266285860</meta:creation-date>
    <dc:date>2017-08-15T16:25:35.260433472</dc:date>
    <meta:editing-duration>PT20M20S</meta:editing-duration>
    <meta:editing-cycles>5</meta:editing-cycles>
    <meta:generator>LibreOffice/5.2.5.1$Linux_X86_64 LibreOffice_project/20m0$Build-1</meta:generator>
    <meta:document-statistic meta:object-count="16"/>
  </office:meta>
</office:document-meta>
</file>